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 Sans" svg:font-family="'Open Sans',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adornments="Regular" style:font-family-generic="swiss" style:font-pitch="variable"/>
    <style:font-face style:name="Mangal" svg:font-family="Mangal"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automatic-styles>
    <style:style style:name="P1" style:family="paragraph" style:parent-style-name="Text_20_body">
      <style:text-properties fo:font-variant="normal" fo:text-transform="none" fo:color="#58646d" style:font-name="Open Sans" fo:letter-spacing="normal" fo:font-style="normal" fo:font-weight="normal" officeooo:rsid="00115b64" officeooo:paragraph-rsid="00115b64"/>
    </style:style>
    <style:style style:name="P2" style:family="paragraph" style:parent-style-name="Standard">
      <style:text-properties officeooo:rsid="00115b64" officeooo:paragraph-rsid="00115b64"/>
    </style:style>
    <style:style style:name="P3" style:family="paragraph" style:parent-style-name="Standard">
      <style:text-properties officeooo:rsid="0011d086" officeooo:paragraph-rsid="0011d086"/>
    </style:style>
    <style:style style:name="P4" style:family="paragraph" style:parent-style-name="Standard">
      <style:text-properties officeooo:rsid="0012c27f" officeooo:paragraph-rsid="00144a76"/>
    </style:style>
    <style:style style:name="P5" style:family="paragraph" style:parent-style-name="Standard">
      <style:text-properties officeooo:rsid="0012c27f" officeooo:paragraph-rsid="001beacb"/>
    </style:style>
    <style:style style:name="P6" style:family="paragraph" style:parent-style-name="Standard">
      <style:text-properties officeooo:rsid="0012c27f" officeooo:paragraph-rsid="001d5730"/>
    </style:style>
    <style:style style:name="P7" style:family="paragraph" style:parent-style-name="Standard">
      <style:text-properties officeooo:rsid="0012c27f" officeooo:paragraph-rsid="001f88ae"/>
    </style:style>
    <style:style style:name="P8" style:family="paragraph" style:parent-style-name="Standard">
      <style:text-properties officeooo:rsid="00144a76" officeooo:paragraph-rsid="00144a76"/>
    </style:style>
    <style:style style:name="P9" style:family="paragraph" style:parent-style-name="Standard">
      <style:text-properties officeooo:rsid="00144a76" officeooo:paragraph-rsid="001bc8c6"/>
    </style:style>
    <style:style style:name="P10" style:family="paragraph" style:parent-style-name="Standard">
      <style:text-properties fo:font-weight="bold" officeooo:rsid="001f88ae" officeooo:paragraph-rsid="001f88ae" style:font-weight-asian="bold" style:font-weight-complex="bold"/>
    </style:style>
    <style:style style:name="P11" style:family="paragraph" style:parent-style-name="Standard">
      <style:text-properties fo:font-size="16pt" fo:font-weight="bold" officeooo:paragraph-rsid="00115b64" style:font-size-asian="16pt" style:font-weight-asian="bold" style:font-size-complex="16pt" style:font-weight-complex="bold"/>
    </style:style>
    <style:style style:name="P12" style:family="paragraph" style:parent-style-name="Footnote">
      <style:text-properties officeooo:rsid="00144a76" officeooo:paragraph-rsid="00144a76"/>
    </style:style>
    <style:style style:name="P13" style:family="paragraph" style:parent-style-name="Footnote">
      <style:text-properties officeooo:paragraph-rsid="00144a76"/>
    </style:style>
    <style:style style:name="P14" style:family="paragraph" style:parent-style-name="Footnote">
      <style:text-properties officeooo:rsid="0014dc67" officeooo:paragraph-rsid="0014dc67"/>
    </style:style>
    <style:style style:name="P15" style:family="paragraph" style:parent-style-name="Footnote">
      <style:text-properties officeooo:rsid="00162de0" officeooo:paragraph-rsid="00162de0"/>
    </style:style>
    <style:style style:name="P16" style:family="paragraph" style:parent-style-name="Footnote">
      <style:text-properties officeooo:rsid="001bc8c6" officeooo:paragraph-rsid="001bc8c6"/>
    </style:style>
    <style:style style:name="P17" style:family="paragraph" style:parent-style-name="Footnote">
      <style:text-properties officeooo:rsid="001d5730" officeooo:paragraph-rsid="001d5730"/>
    </style:style>
    <style:style style:name="T1" style:family="text">
      <style:text-properties officeooo:rsid="0011d086"/>
    </style:style>
    <style:style style:name="T2" style:family="text">
      <style:text-properties officeooo:rsid="0012c27f"/>
    </style:style>
    <style:style style:name="T3" style:family="text">
      <style:text-properties style:text-position="super 58%"/>
    </style:style>
    <style:style style:name="T4" style:family="text">
      <style:text-properties officeooo:rsid="0012c940"/>
    </style:style>
    <style:style style:name="T5" style:family="text">
      <style:text-properties fo:language="de" fo:country="DE"/>
    </style:style>
    <style:style style:name="T6" style:family="text">
      <style:text-properties fo:language="de" fo:country="DE" officeooo:rsid="0012c27f"/>
    </style:style>
    <style:style style:name="T7" style:family="text">
      <style:text-properties fo:language="de" fo:country="DE" style:font-weight-asian="normal" style:font-weight-complex="normal"/>
    </style:style>
    <style:style style:name="T8" style:family="text">
      <style:text-properties fo:language="de" fo:country="DE" officeooo:rsid="0012c27f" style:font-weight-asian="normal" style:font-weight-complex="normal"/>
    </style:style>
    <style:style style:name="T9" style:family="text">
      <style:text-properties officeooo:rsid="00144a76"/>
    </style:style>
    <style:style style:name="T10" style:family="text">
      <style:text-properties officeooo:rsid="0014dc67"/>
    </style:style>
    <style:style style:name="T11" style:family="text">
      <style:text-properties officeooo:rsid="0018188a"/>
    </style:style>
    <style:style style:name="T12" style:family="text">
      <style:text-properties officeooo:rsid="001a153d"/>
    </style:style>
    <style:style style:name="T13" style:family="text">
      <style:text-properties fo:font-weight="bold" officeooo:rsid="0018188a" style:font-weight-asian="bold" style:font-weight-complex="bold"/>
    </style:style>
    <style:style style:name="T14" style:family="text">
      <style:text-properties fo:font-weight="bold" officeooo:rsid="001bc8c6" style:font-weight-asian="bold" style:font-weight-complex="bold"/>
    </style:style>
    <style:style style:name="T15" style:family="text">
      <style:text-properties fo:font-weight="bold" officeooo:rsid="001beacb" style:font-weight-asian="bold" style:font-weight-complex="bold"/>
    </style:style>
    <style:style style:name="T16" style:family="text">
      <style:text-properties fo:font-weight="bold" officeooo:rsid="001f88ae" style:font-weight-asian="bold" style:font-weight-complex="bold"/>
    </style:style>
    <style:style style:name="T17" style:family="text">
      <style:text-properties fo:font-weight="bold" officeooo:rsid="001f92e7" style:font-weight-asian="bold" style:font-weight-complex="bold"/>
    </style:style>
    <style:style style:name="T18" style:family="text">
      <style:text-properties fo:font-weight="normal" style:font-weight-asian="normal" style:font-weight-complex="normal"/>
    </style:style>
    <style:style style:name="T19" style:family="text">
      <style:text-properties fo:font-weight="normal" officeooo:rsid="001a153d" style:font-weight-asian="normal" style:font-weight-complex="normal"/>
    </style:style>
    <style:style style:name="T20" style:family="text">
      <style:text-properties fo:font-weight="normal" officeooo:rsid="001bc8c6" style:font-weight-asian="normal" style:font-weight-complex="normal"/>
    </style:style>
    <style:style style:name="T21" style:family="text">
      <style:text-properties fo:font-weight="normal" officeooo:rsid="0012c27f" style:font-weight-asian="normal" style:font-weight-complex="normal"/>
    </style:style>
    <style:style style:name="T22" style:family="text">
      <style:text-properties fo:font-weight="normal" officeooo:rsid="001beacb" style:font-weight-asian="normal" style:font-weight-complex="normal"/>
    </style:style>
    <style:style style:name="T23" style:family="text">
      <style:text-properties fo:font-weight="normal" officeooo:rsid="001d5730" style:font-weight-asian="normal" style:font-weight-complex="normal"/>
    </style:style>
    <style:style style:name="T24" style:family="text">
      <style:text-properties fo:font-weight="normal" officeooo:rsid="001f88ae" style:font-weight-asian="normal" style:font-weight-complex="normal"/>
    </style:style>
    <style:style style:name="T25" style:family="text">
      <style:text-properties fo:font-weight="normal" officeooo:rsid="001f92e7" style:font-weight-asian="normal" style:font-weight-complex="normal"/>
    </style:style>
    <style:style style:name="T26" style:family="text">
      <style:text-properties officeooo:rsid="001beac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Project 3 AI-Planning research review</text:span></text:p>
      <text:p text:style-name="P2"/>
      <text:p text:style-name="P3"><text:s text:c="5"/>Planning research is a central part of the AI. It arose from investigation into state-space search, theorem proving and control theory, </text:p>
      <text:p text:style-name="P4"><text:s text:c="5"/>1<text:span text:style-name="T3">st</text:span> major planning system is STRIPS<text:span text:style-name="Document_20_Link_20_Flag_20_Raised"><text:span text:style-name="T5">►</text:span></text:span><text:note text:id="ftn3" text:note-class="footnote"><text:note-citation>1</text:note-citation><text:note-body><text:p text:style-name="P15">Fikes and Nilsson, 1971</text:p></text:note-body></text:note> <text:span text:style-name="Document_20_Link_20_Flag_20_Raised"><text:span text:style-name="T5">►</text:span></text:span><text:note text:id="ftn2" text:note-class="footnote"><text:note-citation>2</text:note-citation><text:note-body><text:p text:style-name="P12">Fikes and Nilsson, 1993</text:p></text:note-body></text:note><text:span text:style-name="T4">which is originated from General Problem Solver, GPS</text:span><text:span text:style-name="Document_20_Link_20_Flag_20_Raised"><text:span text:style-name="T5">►</text:span></text:span><text:note text:id="ftn0" text:note-class="footnote"><text:note-citation>3</text:note-citation><text:note-body><text:p text:style-name="P13"><text:span text:style-name="T9">Newell and Simon, 1961</text:span></text:p></text:note-body></text:note>. <text:span text:style-name="T4">STRIPS is designed as the planning component of the software of the Shakey Robot project in SRI</text:span><text:span text:style-name="Document_20_Link_20_Flag_20_Raised"><text:span text:style-name="T5">►</text:span></text:span><text:note text:id="ftn1" text:note-class="footnote"><text:note-citation>4</text:note-citation><text:note-body><text:p text:style-name="P12">N.J. Nilsson, Shakey the Robot, SRI Tech, Note 323, Menlo Park, CA, 1984</text:p></text:note-body></text:note><text:span text:style-name="T4">.</text:span></text:p>
      <text:p text:style-name="P4"><text:span text:style-name="T14">REPRESENTATION</text:span></text:p>
      <text:p text:style-name="P8"><text:s text:c="5"/>The representation language <text:span text:style-name="T12">beneath</text:span> the STRIPS is Action Description Language, ADL<text:span text:style-name="Document_20_Link_20_Flag_20_Raised"><text:span text:style-name="T6">►</text:span></text:span><text:span text:style-name="T2"><text:note text:id="ftn4" text:note-class="footnote"><text:note-citation>5</text:note-citation><text:note-body><text:p text:style-name="P14">Pednault, 1986</text:p></text:note-body></text:note></text:span>, <text:span text:style-name="T10">which is able to encode more realistic problems by relaxed some of the STRIPS restrictions. <text:s/>L</text:span>ater, it evolve<text:span text:style-name="T10">d</text:span> to Problem Domain Description Lanugage, PDDL<text:span text:style-name="Document_20_Link_20_Flag_20_Raised"><text:span text:style-name="T6">►</text:span></text:span><text:span text:style-name="T2"><text:note text:id="ftn5" text:note-class="footnote"><text:note-citation>6</text:note-citation><text:note-body><text:p text:style-name="P14">Ghallab et al., 1998</text:p></text:note-body></text:note></text:span><text:span text:style-name="T2">,</text:span></text:p>
      <text:p text:style-name="P8"><text:s text:c="5"/></text:p>
      <text:p text:style-name="P8"><text:span text:style-name="T14">IDEA</text:span> </text:p>
      <text:p text:style-name="P8"><text:s text:c="5"/><text:span text:style-name="T11">Planner in early 1970’s focused on totally ordered sequence. Problem decomposition was achieved by computing a subplan for each subgoal and then stringing the subplans <text:tab/>together in some order. This approach, called </text:span><text:span text:style-name="T13">Linear Planning, </text:span><text:span text:style-name="T19">soon discovered incomplete </text:span><text:span text:style-name="T20">mainly due to the subgoals conflict. </text:span></text:p>
      <text:p text:style-name="P9"><text:span text:style-name="T20"><text:s text:c="5"/>Then comes the </text:span><text:span text:style-name="T14">Partial Ordered Planning</text:span><text:span text:style-name="Document_20_Link_20_Flag_20_Raised"><text:span text:style-name="T8">►</text:span></text:span><text:span text:style-name="T21"><text:note text:id="ftn6" text:note-class="footnote"><text:note-citation>7</text:note-citation><text:note-body><text:p text:style-name="P16">Tate, 1975a</text:p></text:note-body></text:note></text:span><text:span text:style-name="T20"> to detect the conflicts and to protect the achieved conditions from interference</text:span><text:span text:style-name="Document_20_Link_20_Flag_20_Raised"><text:span text:style-name="T8">►</text:span></text:span><text:span text:style-name="T21"><text:note text:id="ftn7" text:note-class="footnote"><text:note-citation>8</text:note-citation><text:note-body><text:p text:style-name="P16">Sussman, 1975</text:p></text:note-body></text:note></text:span></text:p>
      <text:p text:style-name="P5"><text:s text:c="5"/>Partial Orderd Planning dominated the research for 20 years since 1975-77. <text:span text:style-name="T26">Some approaches emerged in between, mainly on heuristics and state space planning, </text:span></text:p>
      <text:p text:style-name="P5"><text:span text:style-name="T26"><text:s text:c="5"/></text:span></text:p>
      <text:p text:style-name="P10">APPROACHES</text:p>
      <text:p text:style-name="P6"><text:span text:style-name="T26"><text:s text:c="5"/>The </text:span><text:span text:style-name="T15">GraphPlan</text:span><text:span text:style-name="Document_20_Link_20_Flag_20_Raised"><text:span text:style-name="T7">►</text:span></text:span><text:span text:style-name="T18"><text:note text:id="ftn8" text:note-class="footnote"><text:note-citation>9</text:note-citation><text:note-body><text:p text:style-name="P17">Avrim Blum and Merrick Furst 1995, 1997</text:p></text:note-body></text:note></text:span><text:span text:style-name="T22"> comes out </text:span><text:span text:style-name="T23">to guide the search in many different ways with orders of magitude faster than Partial Order Planning.</text:span></text:p>
      <text:p text:style-name="P7"><text:span text:style-name="T23"><text:s text:c="5"/></text:span><text:span text:style-name="T24">The most recent approach is the </text:span><text:span text:style-name="T16">Binary Decision Diagrams</text:span></text:p>
      <text:p text:style-name="P7"><text:span text:style-name="T24"><text:s text:c="5"/></text:span><text:span text:style-name="T25">Boolean Satisfiablity(SAT) approach performs well in some context when Graph Plan prevails. The SATPlan will convert the planning problem into </text:span><text:span text:style-name="T17">Boolean Satisfiability Problem</text:span><text:span text:style-name="T25">. </text:span></text:p>
      <text:p text:style-name="P7"><text:span text:style-name="T24"><text:s text:c="5"/>Overall, constraint-based approach like GraphPlan and SATPlan are best for NP-hard domain, while search-based approach outperform other in domain where feasible solution can be found without backtracking. GraphPlan and SATPlan have trouble in domains with many objects due to the accompanied overhead of actions creation, in some case, such action creation can be delay till needed.</text:span><text:span text:style-name="T23"> <text:s text:c="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Open Sans" svg:font-family="'Open Sans',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adornments="Regular" style:font-family-generic="swiss" style:font-pitch="variable"/>
    <style:font-face style:name="Mangal" svg:font-family="Mangal"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宋体"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宋体"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微软雅黑" style:font-family-asian="微软雅黑"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Document_20_Link_20_Flag" style:display-name="Document Link Flag" style:family="text">
      <style:text-properties fo:color="#b3b3b3" style:font-name="Lucida Sans" fo:font-family="'Lucida Sans'" style:font-style-name="Regular" style:font-family-generic="swiss" style:font-pitch="variable" fo:font-style="normal" fo:font-weight="normal"/>
    </style:style>
    <style:style style:name="Document_20_Link_20_Flag_20_Raised" style:display-name="Document Link Flag Raised" style:family="text" style:parent-style-name="Document_20_Link_20_Flag">
      <style:text-properties style:text-position="super 58%" style:font-name="Lucida Sans" fo:font-family="'Lucida Sans'" style:font-style-name="Regular" style:font-family-generic="swiss" style:font-pitch="variable" fo:font-weight="norma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8T23:42:14.616000000</meta:creation-date>
    <dc:date>2017-06-19T12:00:32.367000000</dc:date>
    <meta:editing-duration>PT1H53M29S</meta:editing-duration>
    <meta:editing-cycles>3</meta:editing-cycles>
    <meta:generator>LibreOffice/5.3.0.3$Windows_X86_64 LibreOffice_project/7074905676c47b82bbcfbea1aeefc84afe1c50e1</meta:generator>
    <meta:document-statistic meta:table-count="0" meta:image-count="0" meta:object-count="0" meta:page-count="1" meta:paragraph-count="25" meta:word-count="330" meta:character-count="2261" meta:non-whitespace-character-count="1882"/>
  </office:meta>
</office:document-meta>
</file>